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6"/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3.31611111111111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92263888888889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Product_ Category</text:p>
          </table:table-cell>
          <table:table-cell office:value-type="string" table:style-name="ce1">
            <text:p>Order_Quanity</text:p>
          </table:table-cell>
          <table:table-cell office:value-type="string" table:style-name="ce1">
            <text:p>Unit_Price</text:p>
          </table:table-cell>
          <table:table-cell office:value-type="string" table:style-name="ce1">
            <text:p>Revenue</text:p>
          </table:table-cell>
          <table:table-cell table:number-columns-repeated="16379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1">
            <text:p>Bikes</text:p>
          </table:table-cell>
          <table:table-cell office:value-type="float" office:value="4" table:style-name="ce1">
            <text:p>4</text:p>
          </table:table-cell>
          <table:table-cell office:value-type="currency" office:value="2295" table:style-name="ce3">
            <text:p><text:s/>$2,295.00<text:s/></text:p>
          </table:table-cell>
          <table:table-cell office:value-type="currency" office:value="8996" table:style-name="ce3">
            <text:p><text:s/>$8,996.00<text:s/></text:p>
          </table:table-cell>
          <table:table-cell table:number-columns-repeated="16379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1">
            <text:p>Bikes</text:p>
          </table:table-cell>
          <table:table-cell office:value-type="float" office:value="1" table:style-name="ce1">
            <text:p>1</text:p>
          </table:table-cell>
          <table:table-cell office:value-type="currency" office:value="3578" table:style-name="ce3">
            <text:p><text:s/>$3,578.00<text:s/></text:p>
          </table:table-cell>
          <table:table-cell office:value-type="currency" office:value="3435" table:style-name="ce3">
            <text:p><text:s/>$3,435.00<text:s/></text:p>
          </table:table-cell>
          <table:table-cell table:number-columns-repeated="16379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1">
            <text:p>Bikes</text:p>
          </table:table-cell>
          <table:table-cell office:value-type="float" office:value="1" table:style-name="ce1">
            <text:p>1</text:p>
          </table:table-cell>
          <table:table-cell office:value-type="currency" office:value="2443" table:style-name="ce3">
            <text:p><text:s/>$2,443.00<text:s/></text:p>
          </table:table-cell>
          <table:table-cell office:value-type="currency" office:value="2272" table:style-name="ce3">
            <text:p><text:s/>$2,272.00<text:s/></text:p>
          </table:table-cell>
          <table:table-cell table:number-columns-repeated="16379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1">
            <text:p>Bikes</text:p>
          </table:table-cell>
          <table:table-cell office:value-type="float" office:value="1" table:style-name="ce1">
            <text:p>1</text:p>
          </table:table-cell>
          <table:table-cell office:value-type="currency" office:value="2320" table:style-name="ce3">
            <text:p><text:s/>$2,320.00<text:s/></text:p>
          </table:table-cell>
          <table:table-cell office:value-type="currency" office:value="2227" table:style-name="ce3">
            <text:p><text:s/>$2,227.00<text:s/></text:p>
          </table:table-cell>
          <table:table-cell table:number-columns-repeated="16379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en" number:country="US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1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36P2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C23304331 Anmool Shah</meta:initial-creator>
    <dc:creator>C23304331 Anmool Shah</dc:creator>
    <meta:creation-date>2024-02-07T14:55:58Z</meta:creation-date>
    <dc:date>2024-02-07T15:02:14Z</dc:date>
  </office:meta>
</office:document-meta>
</file>